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number-columns-repeated="1018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WaterVapou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Upperair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CloudPropertie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Upperair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EarthRadiationBudge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Upperair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CarbonDioxid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Methan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OtherLonglivedGreenhouseGase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atmosphericComposition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Temperat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Salin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Level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tat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I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urren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Colou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arbonDioxidePartialPress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Acid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Temperat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Salin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Curren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Nutrient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CarbonDioxidePartialPress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OceanAcidity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Oxyge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3" office:value-type="string" calcext:value-type="string">
            <text:p>oceanicSubsurfaceTracer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oceanicSubsurface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RiverDischarg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WaterUs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Groundwate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Lake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SnowCove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GlaciersAndIceCap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IceSheet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Permafrost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Albedo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LandCover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FractionOfAbsorbedPhotosyntheticallyActiveRadiatio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LeafAreaIndex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AboveGroundBiomass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SoilCarbon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FireDisturbanc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>
          <table:table-cell table:style-name="ce2" office:value-type="string" calcext:value-type="string">
            <text:p>terrestrialSoilMoisture</text:p>
          </table:table-cell>
          <table:table-cell table:style-name="ce5" office:value-type="string" calcext:value-type="string">
            <text:p>broaderTransitive</text:p>
          </table:table-cell>
          <table:table-cell table:style-name="ce2" office:value-type="string" calcext:value-type="string">
            <text:p>terrestrial</text:p>
          </table:table-cell>
          <table:table-cell table:style-name="ce6" office:value-type="string" calcext:value-type="string">
            <text:p>narrowerTransitive</text:p>
          </table:table-cell>
          <table:table-cell table:style-name="ce7" table:number-columns-repeated="1018"/>
          <table:table-cell table:number-columns-repeated="2"/>
        </table:table-row>
        <table:table-row table:style-name="ro1" table:number-rows-repeated="104852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5:34:52.442136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6T09:02:24Z</meta:creation-date>
    <dc:date>2016-02-08T15:36:41.358486995</dc:date>
    <meta:editing-duration>PT11M9S</meta:editing-duration>
    <meta:editing-cycles>3</meta:editing-cycles>
    <meta:document-statistic meta:table-count="1" meta:cell-count="164" meta:object-count="0"/>
  </office:meta>
</office:document-meta>
</file>